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ibliography_20_1">
      <style:text-properties officeooo:paragraph-rsid="000913b1"/>
    </style:style>
    <style:style style:name="P2" style:family="paragraph" style:parent-style-name="Bibliography_20_1">
      <style:text-properties officeooo:paragraph-rsid="000913b1" fo:background-color="#ff3333"/>
    </style:style>
    <style:style style:name="P3" style:family="paragraph" style:parent-style-name="Bibliography_20_1">
      <style:text-properties officeooo:paragraph-rsid="000913b1" fo:background-color="#ffff99"/>
    </style:style>
    <style:style style:name="P4" style:family="paragraph" style:parent-style-name="Bibliography_20_1">
      <style:text-properties officeooo:paragraph-rsid="000cc4e7"/>
    </style:style>
    <style:style style:name="P5" style:family="paragraph" style:parent-style-name="Bibliography_20_1">
      <style:text-properties officeooo:paragraph-rsid="000d6e12"/>
    </style:style>
    <style:style style:name="P6" style:family="paragraph" style:parent-style-name="Bibliography_20_1">
      <style:text-properties officeooo:paragraph-rsid="000ee5c2"/>
    </style:style>
    <style:style style:name="P7" style:family="paragraph" style:parent-style-name="Bibliography_20_1">
      <style:text-properties officeooo:paragraph-rsid="000f73b9"/>
    </style:style>
    <style:style style:name="P8" style:family="paragraph" style:parent-style-name="Bibliography_20_1">
      <style:text-properties officeooo:paragraph-rsid="000913b1" fo:background-color="#ffffff"/>
    </style:style>
    <style:style style:name="P9" style:family="paragraph" style:parent-style-name="Bibliography_20_1">
      <style:text-properties officeooo:paragraph-rsid="0010d238"/>
    </style:style>
    <style:style style:name="P10" style:family="paragraph" style:parent-style-name="Bibliography_20_1">
      <style:text-properties officeooo:paragraph-rsid="00122692"/>
    </style:style>
    <style:style style:name="T1" style:family="text">
      <style:text-properties style:font-name="Times new roman" style:font-name-complex="Times new roman"/>
    </style:style>
    <style:style style:name="T2" style:family="text">
      <style:text-properties style:font-name="Times new roman" officeooo:rsid="000913b1" style:font-name-complex="Times new roman"/>
    </style:style>
    <style:style style:name="T3" style:family="text">
      <style:text-properties officeooo:rsid="000913b1"/>
    </style:style>
    <style:style style:name="T4" style:family="text">
      <style:text-properties officeooo:rsid="0009ea1e"/>
    </style:style>
    <style:style style:name="T5" style:family="text">
      <style:text-properties officeooo:rsid="000ac171"/>
    </style:style>
    <style:style style:name="T6" style:family="text">
      <style:text-properties officeooo:rsid="000b4f2d"/>
    </style:style>
    <style:style style:name="T7" style:family="text">
      <style:text-properties fo:background-color="#ffffff" loext:char-shading-value="0"/>
    </style:style>
    <style:style style:name="T8" style:family="text">
      <style:text-properties officeooo:rsid="0010d238" fo:background-color="#ffffff" loext:char-shading-value="0"/>
    </style:style>
    <style:style style:name="T9" style:family="text">
      <style:text-properties officeooo:rsid="0011f799" fo:background-color="#ffffff" loext:char-shading-value="0"/>
    </style:style>
    <style:style style:name="T10" style:family="text">
      <style:text-properties officeooo:rsid="000b4f2d" fo:background-color="#ffcc00" loext:char-shading-value="0"/>
    </style:style>
    <style:style style:name="T11" style:family="text">
      <style:text-properties officeooo:rsid="000cc4e7"/>
    </style:style>
    <style:style style:name="T12" style:family="text">
      <style:text-properties fo:background-color="#ffff00" loext:char-shading-value="0"/>
    </style:style>
    <style:style style:name="T13" style:family="text">
      <style:text-properties officeooo:rsid="0011f799" fo:background-color="#ffff00" loext:char-shading-value="0"/>
    </style:style>
    <style:style style:name="T14" style:family="text">
      <style:text-properties officeooo:rsid="0010d238"/>
    </style:style>
    <style:style style:name="T15" style:family="text">
      <style:text-properties style:text-position="super 58%" officeooo:rsid="0011f799" fo:background-color="#ffffff" loext:char-shading-value="0"/>
    </style:style>
    <style:style style:name="T16" style:family="text">
      <style:text-properties officeooo:rsid="0012269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ibliography_20_1"><text:span text:style-name="T1">Boichard, D., </text:span><text:span text:style-name="T2">V. </text:span><text:span text:style-name="T1">Ducrocq, </text:span><text:span text:style-name="T2">and S.</text:span><text:span text:style-name="T1"> Fritz. 2015. Sustainable dairy cattle selection in the genomic era. J. Anim. Breed. Genet. 132:135</text:span>–143. https://doi.org/10.1111/jbg.12150</text:p>
      <text:p text:style-name="P1">Cervantes, I., <text:span text:style-name="T3">F. </text:span>Goyache, <text:span text:style-name="T3">A.</text:span> Molina, <text:span text:style-name="T3">M.</text:span> Valera, <text:span text:style-name="T3">and J. P.</text:span> Gutiérrez. 2011. Estimation of effective population size from the rate of coancestry in pedigreed populations. J. Anim. Breed. Genet. 128:56–63. https://doi.org/10.1111/j.1439-0388.2010.00881.x</text:p>
      <text:p text:style-name="P1">Daetwyler, H.D., <text:span text:style-name="T3">B. </text:span>Villanueva, <text:span text:style-name="T3">P.</text:span> Bijma, <text:span text:style-name="T3">and J. A.</text:span> Woolliams. 2007. Inbreeding in genome-wide selection. J. Anim. Breed. Genet. 124:369–376.</text:p>
      <text:p text:style-name="P1">de Roos, A. P. W. 2011. Genomic selection in dairy cattle (PhD Thesis). Wageningen University, Wageningen, The Netherlands.</text:p>
      <text:p text:style-name="P1">de Roos, A. P. W., <text:span text:style-name="T4">C.</text:span> Schrooten, <text:span text:style-name="T4">R. F. </text:span>Veerkamp, <text:span text:style-name="T4">and J. A. M.</text:span> van Arendonk. 2011. Effects of genomic selection on genetic improvement, inbreeding, and merit of young versus proven <text:span text:style-name="T7">bulls. J. Dairy Sci. 94:1559–1567. https://doi.org/10.3168/jds.2010-3354</text:span></text:p>
      <text:p text:style-name="P8">Ducrocq, V., <text:span text:style-name="T4">D. </text:span>Laloe, <text:span text:style-name="T4">M.</text:span> Swaminathan, <text:span text:style-name="T4">X.</text:span> Rognon, <text:span text:style-name="T4">M.</text:span> Tixier-Boichard, <text:span text:style-name="T4">and T.</text:span> Zerjal. 2018. Genomics for Ruminants in Developing Countries: From Principles to Practice. Front. Genet. 9:<text:span text:style-name="T6">251</text:span>. <text:a xlink:type="simple" xlink:href="https://doi.org/10.3389/fgene.2018.00251" text:style-name="Internet_20_link" text:visited-style-name="Visited_20_Internet_20_Link">https://doi.org/10.3389/fgene.2018.00251</text:a></text:p>
      <text:p text:style-name="P9"><text:span text:style-name="T7">Falconer, D.S. </text:span><text:span text:style-name="T8">and T. F. C.</text:span><text:span text:style-name="T7"> Mackay. 1996. Introduction to Quantitative Genetics. </text:span><text:span text:style-name="T9">4</text:span><text:span text:style-name="T15">th</text:span><text:span text:style-name="T9"> e</text:span>d. Longmans Green, Harlow, Essex, UK.</text:p>
      <text:p text:style-name="P3">Faux, A.-M., <text:span text:style-name="T4">G. </text:span>Gorjanc, <text:span text:style-name="T4">R. C. </text:span>Gaynor, <text:span text:style-name="T4">M.</text:span> Battagin, <text:span text:style-name="T4">S. M.</text:span> Edwards, <text:span text:style-name="T4">D. L.</text:span> Wilson, <text:span text:style-name="T4">S. J.</text:span> Hearne, <text:span text:style-name="T4">S. </text:span>Gonen, <text:span text:style-name="T4">and J. M.</text:span> Hickey. 2016. AlphaSim: Software for Breeding Program Simulation. Plant Genome 9:<text:span text:style-name="T10">1-14</text:span><text:span text:style-name="T6">.</text:span> https://doi.org/10.3835/plantgenome2016.02.0013</text:p>
      <text:p text:style-name="P1">García-Ruiz, A., <text:span text:style-name="T4">J. B. </text:span>Cole, <text:span text:style-name="T4">P. M.</text:span> VanRaden, <text:span text:style-name="T4">G. R.</text:span> Wiggans, <text:span text:style-name="T4">F. J.</text:span> Ruiz-López, <text:span text:style-name="T4">and C. P. V.</text:span> Tassell. 2016. Changes in genetic selection differentials and generation intervals in US Holstein dairy cattle as a result of genomic selection. Proc. Natl. Acad. Sci. 113:<text:span text:style-name="T4">e</text:span>3995–<text:span text:style-name="T4">e</text:span>4004. https://doi.org/10.1073/pnas.1519061113</text:p>
      <text:p text:style-name="P1">Gorjanc, G., <text:span text:style-name="T4">R. C. </text:span>Gaynor, <text:span text:style-name="T4">and J. M.</text:span> Hickey. 2018. Optimal cross selection for long-term genetic gain in two-part programs with rapid recurrent genomic selection. Theor. Appl. Genet. 131:1953–1966. https://doi.org/10.1007/s00122-018-3125-3</text:p>
      <text:p text:style-name="P1">Gorjanc, G. <text:span text:style-name="T4">and J. M.</text:span> Hickey. 2018. AlphaMate: a program for optimizing selection, maintenance of diversity and mate allocation in breeding programs. Bioinformatics 34, 3408–3411. <text:a xlink:type="simple" xlink:href="https://doi.org/10.1093/bioinformatics/bty375" text:style-name="Internet_20_link" text:visited-style-name="Visited_20_Internet_20_Link">https://doi.org/10.1093/bioinformatics/bty375</text:a></text:p>
      <text:p text:style-name="P10">Henderson, <text:span text:style-name="T16">C.</text:span> R. 1984. Applications of Linear Models in Animal Breeding. University of Guelph, <text:span text:style-name="T16">Ontario, Canada.</text:span></text:p>
      <text:p text:style-name="P7">Jorjani, H. 2012. Genomic evaluation of BSW populations, InterGenomics: Results and Deliverables. Interbull Bul<text:span text:style-name="T12">l. </text:span><text:span text:style-name="T13">43:5-8.</text:span></text:p>
      <text:p text:style-name="P5">Kinghorn, B. P. 2011. An algorithm for efficient constrained mate selection. Genet. Sel. Evol. 43:4. https://doi.org/10.1186/1297-9686-43-4</text:p>
      <text:p text:style-name="P4">Legarra, A., <text:span text:style-name="T11">I. </text:span>Aguilar, <text:span text:style-name="T14">and I.</text:span> Misztal. 2009. A relationship matrix including full pedigree and genomic information. J. Dairy Sci. 92:4656–4663. https://doi.org/10.3168/jds.2009-2061</text:p>
      <text:p text:style-name="P1">Lillehammer, M., <text:span text:style-name="T4">T. H. E. </text:span>Meuwissen, <text:span text:style-name="T4">and A. K.</text:span> Sonesson. 2011. A comparison of dairy cattle breeding designs that use genomic selection. J. Dairy Sci. 94:493–500. <text:a xlink:type="simple" xlink:href="https://doi.org/10.3168/jds.2010-3518" text:style-name="Internet_20_link" text:visited-style-name="Visited_20_Internet_20_Link">https://doi.org/10.3168/jds.2010-3518</text:a></text:p>
      <text:p text:style-name="P2">Meuwissen, T.H.E., <text:span text:style-name="T4">A. K. </text:span>Sonesson, <text:span text:style-name="T4">and J. A.</text:span> Wooliams. 2018. Genomic management of inbreeding in breeding schemes. Presented at the World Congress on Genetics Applied to Livestock Production, Auckland, New Zealand.</text:p>
      <text:p text:style-name="P1">Misztal, I., <text:span text:style-name="T5">S. </text:span>Tsuruta, <text:span text:style-name="T5">T.</text:span> Strabel, <text:span text:style-name="T5">B.</text:span> Auvray, <text:span text:style-name="T5">T.</text:span> Druet, <text:span text:style-name="T5">and D. H.</text:span> Lee. 2002. BLUPF90 and related programs (BGF90). <text:span text:style-name="T5">Pages 1-2</text:span> in Proc. 7th World Congress on Genetics Applied to Livestock Production, Montpellier, France. Australian Egg Corporation, <text:span text:style-name="T6">Hurstville, NSW, Australia.</text:span></text:p>
      <text:p text:style-name="P1">Pérez-Enciso, M. 1995. Use of the uncertain relationship matrix to compute effective population size. J. Anim. Breed. Genet. 112:327–332. https://doi.org/10.1111/j.1439-0388.1995.tb00574.x</text:p>
      <text:p text:style-name="P1"><text:soft-page-break/>Pryce, J.E., <text:span text:style-name="T6">M. E. </text:span>Goddard, <text:span text:style-name="T6">H. W.</text:span> Raadsma, <text:span text:style-name="T6">and B. J.</text:span> Hayes. 2010. Deterministic models of breeding scheme designs that incorporate genomic selection. J. Dairy Sci. 93:5455–5466. https://doi.org/10.3168/jds.2010-3256</text:p>
      <text:p text:style-name="P1">Schaeffer, L.R. 2006. Strategy for applying genome-wide selection in dairy cattle. J. Anim. Breed. Genet. 123:218–223. https://doi.org/10.1111/j.1439-0388.2006.00595.x</text:p>
      <text:p text:style-name="P1">Sonesson, A.K., <text:span text:style-name="T6">J. A. </text:span>Woolliams, <text:span text:style-name="T6">and T. H. E.</text:span> Meuwissen. 2012. Genomic selection requires genomic control of inbreeding. Genet. Sel. Evol. 44:1–10. https://doi.org/10.1186/1297-9686-44-27</text:p>
      <text:p text:style-name="P1">Thomasen, J.R., <text:span text:style-name="T6">C. </text:span>Egger-Danner, <text:span text:style-name="T6">A.</text:span> Willam, <text:span text:style-name="T6">B.</text:span> Guldbrandtsen, <text:span text:style-name="T6">M. S.</text:span> Lund, M.S., <text:span text:style-name="T6">and A. C. </text:span>Sørensen. 2014. Genomic selection strategies in a small dairy cattle population evaluated for genetic gain and profit. J. Dairy Sci. 97:458–470. https://doi.org/10.3168/jds.2013-6599</text:p>
      <text:p text:style-name="P1">Weller, J.I., <text:span text:style-name="T6">E. </text:span>Ezra, <text:span text:style-name="T6">and M.</text:span> Ron, M. 2017. Invited review: A perspective on the future of genomic selection in dairy cattle. J. Dairy Sci. 100:8633–8644. https://doi.org/10.3168/jds.2017-12879</text:p>
      <text:p text:style-name="P1">Wiggans, G.R., <text:span text:style-name="T6">J. B. </text:span>Cole, <text:span text:style-name="T6">S. M.</text:span> Hubbard, <text:span text:style-name="T6">and T. S.</text:span> Sonstegard. 2017. Genomic Selection in Dairy Cattle: The USDA Experience. Annu. Rev. Anim. Biosci. 5:309–327. https://doi.org/10.1146/annurev-animal-021815-111422</text:p>
      <text:p text:style-name="P1">Woolliams, J.A., <text:span text:style-name="T6">P. </text:span>Berg, <text:span text:style-name="T6">B. S.</text:span> Dagnachew, <text:span text:style-name="T6">and T. H. E.</text:span> Meuwissen. 2015. Genetic contributions and their optimization. J. Anim. Breed. Genet. 132:89–99. <text:a xlink:type="simple" xlink:href="https://doi.org/10.1111/jbg.12148" text:style-name="Internet_20_link" text:visited-style-name="Visited_20_Internet_20_Link">https://doi.org/10.1111/jbg.12148</text:a></text:p>
      <text:p text:style-name="P6">Wright, S. 1922. Coefficients of Inbreeding and Relationship. Am. Nat. 56:330–338.</text:p>
      <text:p text:style-name="P1"/>
      <text:p text:style-name="Bibliography_20_1"><text:reference-mark-start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Kinghorn, 2011)<text:reference-mark-end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text:p>
      <text:p text:style-name="Bibliography_20_1"><text:reference-mark-start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Jorjani, 2012)<text:reference-mark-end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text:p>
      <text:p text:style-name="Bibliography_20_1"><text:reference-mark-start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Falconer and Mackay, 1996)<text:reference-mark-end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text:p>
      <text:p text:style-name="Bibliography_20_1"><text:reference-mark-start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Falconer and Mackay, 1996)<text:reference-mark-end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text:p>
      <text:p text:style-name="Bibliography_20_1"><text:reference-mark-start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C. R. Henderson, 1984)<text:reference-mark-end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text:p>
      <text:p text:style-name="Bibliography_20_1"><text:reference-mark-start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Charles R. Henderson, 1984)<text:reference-mark-end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text:p>
      <text:p text:style-name="Bibliography_20_1"><text:reference-mark-start text:name="ZOTERO_ITEM CSL_CITATION {&quot;citationID&quot;:&quot;y0FiKeks&quot;,&quot;properties&quot;:{&quot;formattedCitation&quot;:&quot;(Cole, 2015)&quot;,&quot;plainCitation&quot;:&quot;(Cole, 2015)&quot;,&quot;noteIndex&quot;:0},&quot;citationItems&quot;:[{&quot;id&quot;:4754,&quot;uris&quot;:[&quot;http://zotero.org/groups/231119/items/6TJQFK42&quot;],&quot;uri&quot;:[&quot;http://zotero.org/groups/231119/items/6TJQFK42&quot;],&quot;itemData&quot;:{&quot;id&quot;:4754,&quot;type&quot;:&quot;article-journal&quot;,&quot;title&quot;:&quot;A simple strategy for managing many recessive disorders in a dairy cattle breeding program&quot;,&quot;container-title&quot;:&quot;Genetics Selection Evolution&quot;,&quot;page&quot;:&quot;94&quot;,&quot;volume&quot;:&quot;47&quot;,&quot;source&quot;:&quot;BioMed Central&quot;,&quot;abstract&quot;:&quot;High-density single nucleotide polymorphism genotypes have recently been used to identify a number of novel recessive mutations that adversely affect fertility in dairy cattle, as well as to track other conditions such as red coat color and polled. Most current methods for mate allocation fail to consider this information, and it will become increasingly difficult to manage matings as the number of recessive mutations to be accounted for increases.&quot;,&quot;DOI&quot;:&quot;10.1186/s12711-015-0174-9&quot;,&quot;ISSN&quot;:&quot;1297-9686&quot;,&quot;note&quot;:&quot;bibtex: cole_simple_2015&quot;,&quot;journalAbbreviation&quot;:&quot;Genetics Selection Evolution&quot;,&quot;author&quot;:[{&quot;family&quot;:&quot;Cole&quot;,&quot;given&quot;:&quot;John B.&quot;}],&quot;issued&quot;:{&quot;date-parts&quot;:[[&quot;2015&quot;]]}}}],&quot;schema&quot;:&quot;https://github.com/citation-style-language/schema/raw/master/csl-citation.json&quot;} RNDs72azVHZjV"/>(Cole, 2015)<text:reference-mark-end text:name="ZOTERO_ITEM CSL_CITATION {&quot;citationID&quot;:&quot;y0FiKeks&quot;,&quot;properties&quot;:{&quot;formattedCitation&quot;:&quot;(Cole, 2015)&quot;,&quot;plainCitation&quot;:&quot;(Cole, 2015)&quot;,&quot;noteIndex&quot;:0},&quot;citationItems&quot;:[{&quot;id&quot;:4754,&quot;uris&quot;:[&quot;http://zotero.org/groups/231119/items/6TJQFK42&quot;],&quot;uri&quot;:[&quot;http://zotero.org/groups/231119/items/6TJQFK42&quot;],&quot;itemData&quot;:{&quot;id&quot;:4754,&quot;type&quot;:&quot;article-journal&quot;,&quot;title&quot;:&quot;A simple strategy for managing many recessive disorders in a dairy cattle breeding program&quot;,&quot;container-title&quot;:&quot;Genetics Selection Evolution&quot;,&quot;page&quot;:&quot;94&quot;,&quot;volume&quot;:&quot;47&quot;,&quot;source&quot;:&quot;BioMed Central&quot;,&quot;abstract&quot;:&quot;High-density single nucleotide polymorphism genotypes have recently been used to identify a number of novel recessive mutations that adversely affect fertility in dairy cattle, as well as to track other conditions such as red coat color and polled. Most current methods for mate allocation fail to consider this information, and it will become increasingly difficult to manage matings as the number of recessive mutations to be accounted for increases.&quot;,&quot;DOI&quot;:&quot;10.1186/s12711-015-0174-9&quot;,&quot;ISSN&quot;:&quot;1297-9686&quot;,&quot;note&quot;:&quot;bibtex: cole_simple_2015&quot;,&quot;journalAbbreviation&quot;:&quot;Genetics Selection Evolution&quot;,&quot;author&quot;:[{&quot;family&quot;:&quot;Cole&quot;,&quot;given&quot;:&quot;John B.&quot;}],&quot;issued&quot;:{&quot;date-parts&quot;:[[&quot;2015&quot;]]}}}],&quot;schema&quot;:&quot;https://github.com/citation-style-language/schema/raw/master/csl-citation.json&quot;} RNDs72azVHZjV"/></text:p>
      <text:p text:style-name="Bibliography_20_1"><text:reference-mark-start text:name="ZOTERO_ITEM CSL_CITATION {&quot;citationID&quot;:&quot;bcnhjQvd&quot;,&quot;properties&quot;:{&quot;formattedCitation&quot;:&quot;(Doekes et al., 2018)&quot;,&quot;plainCitation&quot;:&quot;(Doekes et al., 2018)&quot;,&quot;noteIndex&quot;:0},&quot;citationItems&quot;:[{&quot;id&quot;:5954,&quot;uris&quot;:[&quot;http://zotero.org/groups/231119/items/FC2EFN32&quot;],&quot;uri&quot;:[&quot;http://zotero.org/groups/231119/items/FC2EFN32&quot;],&quot;itemData&quot;:{&quot;id&quot;:5954,&quot;type&quot;:&quot;article-journal&quot;,&quot;title&quot;:&quot;Trends in genome-wide and region-specific genetic diversity in the Dutch-Flemish Holstein–Friesian breeding program from 1986 to 2015&quot;,&quot;container-title&quot;:&quot;Genetics Selection Evolution&quot;,&quot;page&quot;:&quot;15&quot;,&quot;volume&quot;:&quot;50&quot;,&quot;issue&quot;:&quot;1&quot;,&quot;source&quot;:&quot;BioMed Central&quot;,&quot;abstract&quot;:&quot;In recent decades, Holstein–Friesian (HF) selection schemes have undergone profound changes, including the introduction of optimal contribution selection (OCS; around 2000), a major shift in breeding goal composition (around 2000) and the implementation of genomic selection (GS; around 2010). These changes are expected to have influenced genetic diversity trends. Our aim was to evaluate genome-wide and region-specific diversity in HF artificial insemination (AI) bulls in the Dutch-Flemish breeding program from 1986 to 2015.&quot;,&quot;DOI&quot;:&quot;10.1186/s12711-018-0385-y&quot;,&quot;ISSN&quot;:&quot;1297-9686&quot;,&quot;journalAbbreviation&quot;:&quot;Genetics Selection Evolution&quot;,&quot;author&quot;:[{&quot;family&quot;:&quot;Doekes&quot;,&quot;given&quot;:&quot;Harmen P.&quot;},{&quot;family&quot;:&quot;Veerkamp&quot;,&quot;given&quot;:&quot;Roel F.&quot;},{&quot;family&quot;:&quot;Bijma&quot;,&quot;given&quot;:&quot;Piter&quot;},{&quot;family&quot;:&quot;Hiemstra&quot;,&quot;given&quot;:&quot;Sipke J.&quot;},{&quot;family&quot;:&quot;Windig&quot;,&quot;given&quot;:&quot;Jack J.&quot;}],&quot;issued&quot;:{&quot;date-parts&quot;:[[&quot;2018&quot;,4,11]]}}}],&quot;schema&quot;:&quot;https://github.com/citation-style-language/schema/raw/master/csl-citation.json&quot;} RNDghph8aJrpm"/>(Doekes et al., 2018)<text:reference-mark-end text:name="ZOTERO_ITEM CSL_CITATION {&quot;citationID&quot;:&quot;bcnhjQvd&quot;,&quot;properties&quot;:{&quot;formattedCitation&quot;:&quot;(Doekes et al., 2018)&quot;,&quot;plainCitation&quot;:&quot;(Doekes et al., 2018)&quot;,&quot;noteIndex&quot;:0},&quot;citationItems&quot;:[{&quot;id&quot;:5954,&quot;uris&quot;:[&quot;http://zotero.org/groups/231119/items/FC2EFN32&quot;],&quot;uri&quot;:[&quot;http://zotero.org/groups/231119/items/FC2EFN32&quot;],&quot;itemData&quot;:{&quot;id&quot;:5954,&quot;type&quot;:&quot;article-journal&quot;,&quot;title&quot;:&quot;Trends in genome-wide and region-specific genetic diversity in the Dutch-Flemish Holstein–Friesian breeding program from 1986 to 2015&quot;,&quot;container-title&quot;:&quot;Genetics Selection Evolution&quot;,&quot;page&quot;:&quot;15&quot;,&quot;volume&quot;:&quot;50&quot;,&quot;issue&quot;:&quot;1&quot;,&quot;source&quot;:&quot;BioMed Central&quot;,&quot;abstract&quot;:&quot;In recent decades, Holstein–Friesian (HF) selection schemes have undergone profound changes, including the introduction of optimal contribution selection (OCS; around 2000), a major shift in breeding goal composition (around 2000) and the implementation of genomic selection (GS; around 2010). These changes are expected to have influenced genetic diversity trends. Our aim was to evaluate genome-wide and region-specific diversity in HF artificial insemination (AI) bulls in the Dutch-Flemish breeding program from 1986 to 2015.&quot;,&quot;DOI&quot;:&quot;10.1186/s12711-018-0385-y&quot;,&quot;ISSN&quot;:&quot;1297-9686&quot;,&quot;journalAbbreviation&quot;:&quot;Genetics Selection Evolution&quot;,&quot;author&quot;:[{&quot;family&quot;:&quot;Doekes&quot;,&quot;given&quot;:&quot;Harmen P.&quot;},{&quot;family&quot;:&quot;Veerkamp&quot;,&quot;given&quot;:&quot;Roel F.&quot;},{&quot;family&quot;:&quot;Bijma&quot;,&quot;given&quot;:&quot;Piter&quot;},{&quot;family&quot;:&quot;Hiemstra&quot;,&quot;given&quot;:&quot;Sipke J.&quot;},{&quot;family&quot;:&quot;Windig&quot;,&quot;given&quot;:&quot;Jack J.&quot;}],&quot;issued&quot;:{&quot;date-parts&quot;:[[&quot;2018&quot;,4,11]]}}}],&quot;schema&quot;:&quot;https://github.com/citation-style-language/schema/raw/master/csl-citation.json&quot;} RNDghph8aJrpm"/></text:p>
      <text:p text:style-name="Bibliography_20_1"/>
      <text:section text:style-name="Sect1" text:name="ZOTERO_BIBL {&quot;uncited&quot;:[],&quot;omitted&quot;:[],&quot;custom&quot;:[]} CSL_BIBLIOGRAPHY RNDNr3l3TFvlf">
        <text:p text:style-name="Bibliography_20_1">Cole, J.B., 2015. A simple strategy for managing many recessive disorders in a dairy cattle breeding program. Genet. Sel. Evol. 47, 94. https://doi.org/10.1186/s12711-015-0174-9</text:p>
        <text:p text:style-name="Bibliography_20_1">Doekes, H.P., Veerkamp, R.F., Bijma, P., Hiemstra, S.J., Windig, J.J., 2018. Trends in genome-wide and region-specific genetic diversity in the Dutch-Flemish Holstein–Friesian breeding program from 1986 to 2015. Genet. Sel. Evol. 50, 15. https://doi.org/10.1186/s12711-018-0385-y</text:p>
        <text:p text:style-name="Bibliography_20_1">Falconer, D.S., Mackay, T.F.C., 1996. Introduction to Quantitative Genetics. Longman.</text:p>
        <text:p text:style-name="Bibliography_20_1">Henderson, C. R., 1984. Applications of linear models in animal breeding. Appl. Linear Models Anim. Breed.</text:p>
        <text:p text:style-name="Bibliography_20_1">Henderson, Charles R., 1984. Applications of Linear Models in Animal Breeding. University of Guelph.</text:p>
        <text:p text:style-name="Bibliography_20_1">Jorjani, H., 2012. Genomic evaluation of BSW populations, InterGenomics: Results and Deliverables. Interbull Bull. 0.</text:p>
        <text:p text:style-name="Bibliography_20_1">Kinghorn, B.P., 2011. An algorithm for efficient constrained mate selection. Genet. Sel. Evol. 43, 4. https://doi.org/10.1186/1297-9686-43-4</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09:04:43.736066796</meta:creation-date>
    <dc:date>2019-04-19T10:20:19.484100868</dc:date>
    <meta:editing-duration>P4DT2H10M57S</meta:editing-duration>
    <meta:editing-cycles>4</meta:editing-cycles>
    <meta:generator>LibreOffice/5.1.6.2$Linux_X86_64 LibreOffice_project/10m0$Build-2</meta:generator>
    <meta:document-statistic meta:table-count="0" meta:image-count="0" meta:object-count="0" meta:page-count="2" meta:paragraph-count="42" meta:word-count="867" meta:character-count="6439" meta:non-whitespace-character-count="5633"/>
    <meta:user-defined meta:name="ZOTERO_PREF_1">&lt;data data-version="3" zotero-version="5.0.64"&gt;&lt;session id="rihdaSkb"/&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